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opacity-name="Transparency_5f_1" draw:shadow="visible" draw:shadow-offset-x="0.076cm" draw:shadow-offset-y="0.076cm" draw:shadow-color="#7d7b82" draw:shadow-opacity="30%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gradient" draw:fill-gradient-name="Gradient_5f_2" draw:opacity-name="Transparency_5f_2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9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solid" draw:fill-color="#f2f2f2" draw:shadow="hidden"/>
    </style:style>
    <style:style style:name="gr12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gradient" draw:fill-gradient-name="Gradient_5f_6" draw:opacity-name="Transparency_5f_6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27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28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30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32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35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42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52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57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59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61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62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63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64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65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66" style:family="graphic" style:parent-style-name="standard">
      <style:graphic-properties draw:stroke="none" draw:fill="gradient" draw:fill-gradient-name="Gradient_5f_45" draw:opacity-name="Transparency_5f_45" draw:shadow="visible" draw:shadow-offset-x="0.076cm" draw:shadow-offset-y="0.076cm" draw:shadow-color="#7d7b82" draw:shadow-opacity="30%"/>
    </style:style>
    <style:style style:name="gr67" style:family="graphic" style:parent-style-name="standard">
      <style:graphic-properties draw:stroke="none" draw:fill="none" draw:textarea-vertical-align="middle" fo:min-height="1.107cm" fo:padding-top="0.141cm" fo:padding-bottom="0.141cm" fo:padding-left="0.141cm" fo:padding-right="0.141cm"/>
    </style:style>
    <style:style style:name="gr68" style:family="graphic" style:parent-style-name="standard">
      <style:graphic-properties draw:stroke="none" draw:fill="gradient" draw:fill-gradient-name="Gradient_5f_46" draw:opacity-name="Transparency_5f_46" draw:shadow="visible" draw:shadow-offset-x="0.076cm" draw:shadow-offset-y="0.076cm" draw:shadow-color="#7d7b82" draw:shadow-opacity="30%"/>
    </style:style>
    <style:style style:name="gr69" style:family="graphic" style:parent-style-name="standard">
      <style:graphic-properties draw:stroke="none" draw:fill="none" draw:textarea-vertical-align="middle" fo:min-height="1.782cm" fo:padding-top="0.141cm" fo:padding-bottom="0.141cm" fo:padding-left="0.141cm" fo:padding-right="0.141cm"/>
    </style:style>
    <style:style style:name="gr70" style:family="graphic" style:parent-style-name="standard">
      <style:graphic-properties draw:stroke="none" draw:fill="none" draw:textarea-vertical-align="middle" fo:min-height="1.128cm" fo:padding-top="0.141cm" fo:padding-bottom="0.141cm" fo:padding-left="0.141cm" fo:padding-right="0.141cm"/>
    </style:style>
    <style:style style:name="gr71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2" style:family="graphic" style:parent-style-name="standard">
      <style:graphic-properties draw:stroke="dash" draw:stroke-dash="Dash_5f_6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3" style:family="graphic" style:parent-style-name="standard">
      <style:graphic-properties draw:stroke="none" draw:fill="gradient" draw:fill-gradient-name="Gradient_5f_48" draw:opacity-name="Transparency_5f_48" draw:shadow="visible" draw:shadow-offset-x="0.076cm" draw:shadow-offset-y="0.076cm" draw:shadow-color="#7d7b82" draw:shadow-opacity="30%"/>
    </style:style>
    <style:style style:name="gr74" style:family="graphic" style:parent-style-name="standard">
      <style:graphic-properties draw:stroke="none" draw:fill="none" draw:textarea-vertical-align="middle" fo:min-height="1.861cm" fo:padding-top="0.141cm" fo:padding-bottom="0.141cm" fo:padding-left="0.141cm" fo:padding-right="0.141cm"/>
    </style:style>
    <style:style style:name="gr75" style:family="graphic" style:parent-style-name="standard">
      <style:graphic-properties draw:stroke="none" draw:fill="none" draw:textarea-vertical-align="middle" fo:min-height="1.522cm" fo:padding-top="0.141cm" fo:padding-bottom="0.141cm" fo:padding-left="0.141cm" fo:padding-right="0.141cm"/>
    </style:style>
    <style:style style:name="gr76" style:family="graphic" style:parent-style-name="standard">
      <style:graphic-properties draw:stroke="none" draw:fill="none" draw:textarea-vertical-align="middle" fo:min-height="1.495cm" fo:padding-top="0.141cm" fo:padding-bottom="0.141cm" fo:padding-left="0.141cm" fo:padding-right="0.141cm"/>
    </style:style>
    <style:style style:name="gr77" style:family="graphic" style:parent-style-name="standard">
      <style:graphic-properties draw:stroke="none" draw:fill="none" draw:textarea-vertical-align="middle" fo:min-height="0.988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4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5" style:family="text">
      <style:text-properties fo:color="#ffffff" style:font-name="Corbel1" fo:font-size="12pt" style:font-name-asian="Corbel1" style:font-size-asian="12pt" style:font-name-complex="Corbel1" style:font-size-complex="12pt"/>
    </style:style>
    <style:style style:name="T6" style:family="text">
      <style:text-properties fo:color="#ffffff" style:font-name="Corbel1" fo:font-size="14pt" style:font-name-asian="Corbel1" style:font-size-asian="14pt" style:font-name-complex="Corbel1" style:font-size-complex="14pt"/>
    </style:style>
    <style:style style:name="T7" style:family="text">
      <style:text-properties fo:color="#000000" style:font-name="Corbel1" fo:font-size="8pt" style:font-name-asian="Corbel1" style:font-size-asian="8pt" style:font-name-complex="Corbel1" style:font-size-complex="8pt"/>
    </style:style>
    <style:style style:name="T8" style:family="text">
      <style:text-properties fo:color="#000000" style:font-name="Corbel1" fo:font-size="10pt" style:font-name-asian="Corbel1" style:font-size-asian="10pt" style:font-name-complex="Corbe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2.223cm" svg:height="2.54cm" svg:x="8.008cm" svg:y="5.741cm" svg:viewBox="0 0 2224 2541" draw:points="1667,2541 1667,555 2224,555 1112,0 0,555 555,555 555,2541">
              <text:p/>
            </draw:polygon>
            <draw:polyline draw:style-name="gr2" draw:layer="layout" svg:width="2.223cm" svg:height="2.54cm" svg:x="8.008cm" svg:y="5.741cm" svg:viewBox="0 0 2224 2541" draw:points="1667,2541 1667,555 2224,555 1112,0 0,555 555,555 555,2541">
              <text:p/>
            </draw:polyline>
          </draw:g>
          <draw:frame draw:style-name="gr3" draw:layer="layout" svg:width="2.461cm" svg:height="2.223cm" draw:transform="rotate (1.5707963267949) translate (8.008cm 8.202cm)">
            <draw:text-box>
              <text:p/>
            </draw:text-box>
          </draw:frame>
        </draw:g>
        <draw:g>
          <draw:polyline draw:style-name="gr2" draw:layer="layout" svg:width="2.223cm" svg:height="2.461cm" svg:x="8.011cm" svg:y="5.758cm" svg:viewBox="0 0 2224 2462" draw:points="1667,2462 1667,555 2224,555 1112,0 0,555 555,555 555,2462 555,2462">
            <text:p/>
          </draw:polyline>
          <draw:frame draw:style-name="gr3" draw:layer="layout" svg:width="2.461cm" svg:height="2.223cm" draw:transform="rotate (1.5707963267949) translate (8.011cm 8.219cm)">
            <draw:text-box>
              <text:p/>
            </draw:text-box>
          </draw:frame>
        </draw:g>
        <draw:g>
          <draw:polygon draw:style-name="gr4" draw:layer="layout" svg:width="1.058cm" svg:height="0.053cm" svg:x="9.79cm" svg:y="8.202cm" svg:viewBox="0 0 1059 54" draw:points="1059,54 1059,0 0,0 0,54">
            <text:p/>
          </draw:polygon>
          <draw:polygon draw:style-name="gr5" draw:layer="layout" svg:width="1.058cm" svg:height="0.053cm" svg:x="9.79cm" svg:y="8.202cm" svg:viewBox="0 0 1059 54" draw:points="1059,54 1059,0 0,0 0,54">
            <text:p/>
          </draw:polygon>
        </draw:g>
        <draw:frame draw:style-name="gr6" draw:text-style-name="P2" draw:layer="layout" svg:width="2.461cm" svg:height="2.223cm" draw:transform="rotate (1.5707963267949) translate (8.008cm 8.202cm)">
          <draw:text-box>
            <text:p text:style-name="P1"><text:span text:style-name="T1">Resource  Offers</text:span></text:p>
          </draw:text-box>
        </draw:frame>
        <draw:g>
          <draw:g>
            <draw:polygon draw:style-name="gr7" draw:layer="layout" svg:width="14.446cm" svg:height="6.032cm" svg:x="0.873cm" svg:y="10.922cm" svg:viewBox="0 0 14447 6033" draw:points="0,6033 14447,6033 14447,0 0,0">
              <text:p/>
            </draw:polygon>
            <draw:polygon draw:style-name="gr2" draw:layer="layout" svg:width="14.446cm" svg:height="6.032cm" svg:x="0.873cm" svg:y="10.922cm" svg:viewBox="0 0 14447 6033" draw:points="0,6033 14447,6033 14447,0 0,0">
              <text:p/>
            </draw:polygon>
          </draw:g>
          <draw:frame draw:style-name="gr8" draw:layer="layout" svg:width="12.641cm" svg:height="0.779cm" svg:x="1.776cm" svg:y="10.533cm">
            <draw:text-box>
              <text:p text:style-name="P3"><text:span text:style-name="T2">Managed Nodes</text:span></text:p>
            </draw:text-box>
          </draw:frame>
        </draw:g>
        <draw:line draw:style-name="gr9" draw:layer="layout" svg:x1="11.583cm" svg:y1="13.996cm" svg:x2="15.224cm" svg:y2="23.533cm">
          <text:p/>
        </draw:line>
        <draw:line draw:style-name="gr10" draw:layer="layout" svg:x1="4.593cm" svg:y1="13.976cm" svg:x2="0.975cm" svg:y2="23.539cm">
          <text:p/>
        </draw:line>
        <draw:g>
          <draw:g>
            <draw:polygon draw:style-name="gr11" draw:layer="layout" svg:width="14.446cm" svg:height="5.753cm" svg:x="0.873cm" svg:y="17.869cm" svg:viewBox="0 0 14447 5754" draw:points="0,5754 14447,5754 14447,0 0,0">
              <text:p/>
            </draw:polygon>
            <draw:polygon draw:style-name="gr2" draw:layer="layout" svg:width="14.446cm" svg:height="5.753cm" svg:x="0.873cm" svg:y="17.869cm" svg:viewBox="0 0 14447 5754" draw:points="0,5754 14447,5754 14447,0 0,0">
              <text:p/>
            </draw:polygon>
          </draw:g>
          <draw:frame draw:style-name="gr12" draw:layer="layout" svg:width="12.641cm" svg:height="0.779cm" svg:x="1.776cm" svg:y="17.479cm">
            <draw:text-box>
              <text:p text:style-name="P3"><text:span text:style-name="T2">Allocation</text:span></text:p>
            </draw:text-box>
          </draw:frame>
        </draw:g>
        <draw:g>
          <draw:g>
            <draw:polygon draw:style-name="gr11" draw:layer="layout" svg:width="7.144cm" svg:height="2.858cm" svg:x="4.524cm" svg:y="11.24cm" svg:viewBox="0 0 7145 2859" draw:points="0,2859 7145,2859 7145,0 0,0">
              <text:p/>
            </draw:polygon>
            <draw:polygon draw:style-name="gr2" draw:layer="layout" svg:width="7.144cm" svg:height="2.858cm" svg:x="4.524cm" svg:y="11.24cm" svg:viewBox="0 0 7145 2859" draw:points="0,2859 7145,2859 7145,0 0,0">
              <text:p/>
            </draw:polygon>
          </draw:g>
          <draw:frame draw:style-name="gr13" draw:layer="layout" svg:width="6.251cm" svg:height="0.779cm" svg:x="4.971cm" svg:y="10.85cm">
            <draw:text-box>
              <text:p text:style-name="P3"><text:span text:style-name="T2">Allocation</text:span></text:p>
            </draw:text-box>
          </draw:frame>
        </draw:g>
        <draw:g>
          <draw:g>
            <draw:polygon draw:style-name="gr14" draw:layer="layout" svg:width="3.016cm" svg:height="2.194cm" svg:x="1.349cm" svg:y="11.557cm" svg:viewBox="0 0 3017 2195" draw:points="0,2195 3017,2195 3017,0 0,0">
              <text:p/>
            </draw:polygon>
            <draw:polygon draw:style-name="gr2" draw:layer="layout" svg:width="3.016cm" svg:height="2.194cm" svg:x="1.349cm" svg:y="11.557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12.7cm" svg:height="2.223cm" svg:x="1.667cm" svg:y="3.519cm" svg:viewBox="0 0 12701 2224" draw:points="0,2224 12701,2224 12701,0 0,0">
              <text:p/>
            </draw:polygon>
            <draw:polygon draw:style-name="gr2" draw:layer="layout" svg:width="12.7cm" svg:height="2.223cm" svg:x="1.667cm" svg:y="3.519cm" svg:viewBox="0 0 12701 2224" draw:points="0,2224 12701,2224 12701,0 0,0">
              <text:p/>
            </draw:polygon>
          </draw:g>
          <draw:frame draw:style-name="gr6" draw:layer="layout" svg:width="12.7cm" svg:height="2.223cm" svg:x="1.667cm" svg:y="3.519cm">
            <draw:text-box>
              <text:p text:style-name="P3"><text:span text:style-name="T3"><text:s text:c="4"/></text:span><text:span text:style-name="T3">Resource Manager</text:span></text:p>
            </draw:text-box>
          </draw:frame>
        </draw:g>
        <draw:g>
          <draw:g>
            <draw:polygon draw:style-name="gr16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4.128cm" svg:y="0.661cm">
            <draw:text-box>
              <text:p text:style-name="P4"><text:span text:style-name="T4">Legacy </text:span><text:span text:style-name="T4"><text:line-break/></text:span><text:span text:style-name="T4">Queue</text:span></text:p>
            </draw:text-box>
          </draw:frame>
        </draw:g>
        <draw:g>
          <draw:g>
            <draw:polygon draw:style-name="gr18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9.446cm" svg:y="0.661cm">
            <draw:text-box>
              <text:p text:style-name="P4"><text:span text:style-name="T5">Invasive </text:span><text:span text:style-name="T5"><text:line-break/></text:span><text:span text:style-name="T5">Queue</text:span></text:p>
            </draw:text-box>
          </draw:frame>
        </draw:g>
        <draw:g>
          <draw:g>
            <draw:polygon draw:style-name="gr19" draw:layer="layout" svg:width="5.503cm" svg:height="1.693cm" svg:x="8.546cm" svg:y="3.784cm" svg:viewBox="0 0 5504 1694" draw:points="0,1694 5504,1694 5504,0 0,0">
              <text:p/>
            </draw:polygon>
            <draw:polygon draw:style-name="gr2" draw:layer="layout" svg:width="5.503cm" svg:height="1.693cm" svg:x="8.546cm" svg:y="3.784cm" svg:viewBox="0 0 5504 1694" draw:points="0,1694 5504,1694 5504,0 0,0">
              <text:p/>
            </draw:polygon>
          </draw:g>
          <draw:frame draw:style-name="gr20" draw:layer="layout" svg:width="5.503cm" svg:height="1.693cm" svg:x="8.546cm" svg:y="3.784cm">
            <draw:text-box>
              <text:p text:style-name="P4"><text:span text:style-name="T6">iBSched</text:span></text:p>
            </draw:text-box>
          </draw:frame>
        </draw:g>
        <draw:g>
          <draw:g>
            <draw:polygon draw:style-name="gr21" draw:layer="layout" svg:width="2.381cm" svg:height="0.556cm" svg:x="1.667cm" svg:y="11.795cm" svg:viewBox="0 0 2382 557" draw:points="0,557 2382,557 2382,0 0,0">
              <text:p/>
            </draw:polygon>
            <draw:polygon draw:style-name="gr2" draw:layer="layout" svg:width="2.381cm" svg:height="0.556cm" svg:x="1.667cm" svg:y="11.795cm" svg:viewBox="0 0 2382 557" draw:points="0,557 2382,557 2382,0 0,0">
              <text:p/>
            </draw:polygon>
          </draw:g>
          <draw:frame draw:style-name="gr22" draw:layer="layout" svg:width="2.381cm" svg:height="0.698cm" svg:x="1.667cm" svg:y="11.724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3" draw:layer="layout" svg:width="3.016cm" svg:height="2.194cm" svg:x="4.842cm" svg:y="11.586cm" svg:viewBox="0 0 3017 2195" draw:points="0,2195 3017,2195 3017,0 0,0">
              <text:p/>
            </draw:polygon>
            <draw:polygon draw:style-name="gr2" draw:layer="layout" svg:width="3.016cm" svg:height="2.194cm" svg:x="4.842cm" svg:y="11.586cm" svg:viewBox="0 0 3017 2195" draw:points="0,2195 3017,2195 3017,0 0,0">
              <text:p/>
            </draw:polygon>
          </draw:g>
        </draw:g>
        <draw:g>
          <draw:g>
            <draw:polygon draw:style-name="gr24" draw:layer="layout" svg:width="2.381cm" svg:height="0.556cm" svg:x="5.159cm" svg:y="11.824cm" svg:viewBox="0 0 2382 557" draw:points="0,557 2382,557 2382,0 0,0">
              <text:p/>
            </draw:polygon>
            <draw:polygon draw:style-name="gr2" draw:layer="layout" svg:width="2.381cm" svg:height="0.556cm" svg:x="5.159cm" svg:y="11.824cm" svg:viewBox="0 0 2382 557" draw:points="0,557 2382,557 2382,0 0,0">
              <text:p/>
            </draw:polygon>
          </draw:g>
          <draw:frame draw:style-name="gr22" draw:layer="layout" svg:width="2.381cm" svg:height="0.698cm" svg:x="5.159cm" svg:y="11.75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5" draw:layer="layout" svg:width="3.016cm" svg:height="2.194cm" svg:x="8.334cm" svg:y="11.557cm" svg:viewBox="0 0 3017 2195" draw:points="0,2195 3017,2195 3017,0 0,0">
              <text:p/>
            </draw:polygon>
            <draw:polygon draw:style-name="gr2" draw:layer="layout" svg:width="3.016cm" svg:height="2.194cm" svg:x="8.334cm" svg:y="11.557cm" svg:viewBox="0 0 3017 2195" draw:points="0,2195 3017,2195 3017,0 0,0">
              <text:p/>
            </draw:polygon>
          </draw:g>
        </draw:g>
        <draw:g>
          <draw:g>
            <draw:polygon draw:style-name="gr26" draw:layer="layout" svg:width="2.381cm" svg:height="0.556cm" svg:x="8.652cm" svg:y="11.795cm" svg:viewBox="0 0 2382 557" draw:points="0,557 2382,557 2382,0 0,0">
              <text:p/>
            </draw:polygon>
            <draw:polygon draw:style-name="gr2" draw:layer="layout" svg:width="2.381cm" svg:height="0.556cm" svg:x="8.652cm" svg:y="11.795cm" svg:viewBox="0 0 2382 557" draw:points="0,557 2382,557 2382,0 0,0">
              <text:p/>
            </draw:polygon>
          </draw:g>
          <draw:frame draw:style-name="gr22" draw:layer="layout" svg:width="2.381cm" svg:height="0.698cm" svg:x="8.652cm" svg:y="11.724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7" draw:layer="layout" svg:width="3.016cm" svg:height="2.194cm" svg:x="11.827cm" svg:y="11.586cm" svg:viewBox="0 0 3017 2195" draw:points="0,2195 3017,2195 3017,0 0,0">
              <text:p/>
            </draw:polygon>
            <draw:polygon draw:style-name="gr2" draw:layer="layout" svg:width="3.016cm" svg:height="2.194cm" svg:x="11.827cm" svg:y="11.586cm" svg:viewBox="0 0 3017 2195" draw:points="0,2195 3017,2195 3017,0 0,0">
              <text:p/>
            </draw:polygon>
          </draw:g>
        </draw:g>
        <draw:g>
          <draw:g>
            <draw:polygon draw:style-name="gr28" draw:layer="layout" svg:width="2.381cm" svg:height="0.556cm" svg:x="12.144cm" svg:y="11.824cm" svg:viewBox="0 0 2382 557" draw:points="0,557 2382,557 2382,0 0,0">
              <text:p/>
            </draw:polygon>
            <draw:polygon draw:style-name="gr2" draw:layer="layout" svg:width="2.381cm" svg:height="0.556cm" svg:x="12.144cm" svg:y="11.824cm" svg:viewBox="0 0 2382 557" draw:points="0,557 2382,557 2382,0 0,0">
              <text:p/>
            </draw:polygon>
          </draw:g>
          <draw:frame draw:style-name="gr22" draw:layer="layout" svg:width="2.381cm" svg:height="0.698cm" svg:x="12.144cm" svg:y="11.753cm">
            <draw:text-box>
              <text:p text:style-name="P4"><text:span text:style-name="T1"><text:s/></text:span><text:span text:style-name="T1">SLURMD</text:span></text:p>
            </draw:text-box>
          </draw:frame>
        </draw:g>
        <draw:g>
          <draw:g>
            <draw:polygon draw:style-name="gr29" draw:layer="layout" svg:width="3.016cm" svg:height="2.194cm" svg:x="1.349cm" svg:y="14.256cm" svg:viewBox="0 0 3017 2195" draw:points="0,2195 3017,2195 3017,0 0,0">
              <text:p/>
            </draw:polygon>
            <draw:polygon draw:style-name="gr2" draw:layer="layout" svg:width="3.016cm" svg:height="2.194cm" svg:x="1.349cm" svg:y="14.256cm" svg:viewBox="0 0 3017 2195" draw:points="0,2195 3017,2195 3017,0 0,0">
              <text:p/>
            </draw:polygon>
          </draw:g>
        </draw:g>
        <draw:g>
          <draw:g>
            <draw:polygon draw:style-name="gr30" draw:layer="layout" svg:width="2.381cm" svg:height="0.556cm" svg:x="1.667cm" svg:y="14.494cm" svg:viewBox="0 0 2382 557" draw:points="0,557 2382,557 2382,0 0,0">
              <text:p/>
            </draw:polygon>
            <draw:polygon draw:style-name="gr2" draw:layer="layout" svg:width="2.381cm" svg:height="0.556cm" svg:x="1.667cm" svg:y="14.494cm" svg:viewBox="0 0 2382 557" draw:points="0,557 2382,557 2382,0 0,0">
              <text:p/>
            </draw:polygon>
          </draw:g>
          <draw:frame draw:style-name="gr22" draw:layer="layout" svg:width="2.381cm" svg:height="0.698cm" svg:x="1.667cm" svg:y="14.42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1" draw:layer="layout" svg:width="3.016cm" svg:height="2.194cm" svg:x="4.842cm" svg:y="14.285cm" svg:viewBox="0 0 3017 2195" draw:points="0,2195 3017,2195 3017,0 0,0">
              <text:p/>
            </draw:polygon>
            <draw:polygon draw:style-name="gr2" draw:layer="layout" svg:width="3.016cm" svg:height="2.194cm" svg:x="4.842cm" svg:y="14.285cm" svg:viewBox="0 0 3017 2195" draw:points="0,2195 3017,2195 3017,0 0,0">
              <text:p/>
            </draw:polygon>
          </draw:g>
        </draw:g>
        <draw:g>
          <draw:g>
            <draw:polygon draw:style-name="gr32" draw:layer="layout" svg:width="2.381cm" svg:height="0.556cm" svg:x="5.159cm" svg:y="14.523cm" svg:viewBox="0 0 2382 557" draw:points="0,557 2382,557 2382,0 0,0">
              <text:p/>
            </draw:polygon>
            <draw:polygon draw:style-name="gr2" draw:layer="layout" svg:width="2.381cm" svg:height="0.556cm" svg:x="5.159cm" svg:y="14.523cm" svg:viewBox="0 0 2382 557" draw:points="0,557 2382,557 2382,0 0,0">
              <text:p/>
            </draw:polygon>
          </draw:g>
          <draw:frame draw:style-name="gr22" draw:layer="layout" svg:width="2.381cm" svg:height="0.698cm" svg:x="5.159cm" svg:y="14.45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3" draw:layer="layout" svg:width="3.016cm" svg:height="2.194cm" svg:x="8.334cm" svg:y="14.256cm" svg:viewBox="0 0 3017 2195" draw:points="0,2195 3017,2195 3017,0 0,0">
              <text:p/>
            </draw:polygon>
            <draw:polygon draw:style-name="gr2" draw:layer="layout" svg:width="3.016cm" svg:height="2.194cm" svg:x="8.334cm" svg:y="14.256cm" svg:viewBox="0 0 3017 2195" draw:points="0,2195 3017,2195 3017,0 0,0">
              <text:p/>
            </draw:polygon>
          </draw:g>
        </draw:g>
        <draw:g>
          <draw:g>
            <draw:polygon draw:style-name="gr34" draw:layer="layout" svg:width="2.381cm" svg:height="0.556cm" svg:x="8.652cm" svg:y="14.494cm" svg:viewBox="0 0 2382 557" draw:points="0,557 2382,557 2382,0 0,0">
              <text:p/>
            </draw:polygon>
            <draw:polygon draw:style-name="gr2" draw:layer="layout" svg:width="2.381cm" svg:height="0.556cm" svg:x="8.652cm" svg:y="14.494cm" svg:viewBox="0 0 2382 557" draw:points="0,557 2382,557 2382,0 0,0">
              <text:p/>
            </draw:polygon>
          </draw:g>
          <draw:frame draw:style-name="gr22" draw:layer="layout" svg:width="2.381cm" svg:height="0.698cm" svg:x="8.652cm" svg:y="14.42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5" draw:layer="layout" svg:width="3.016cm" svg:height="2.194cm" svg:x="11.827cm" svg:y="14.285cm" svg:viewBox="0 0 3017 2195" draw:points="0,2195 3017,2195 3017,0 0,0">
              <text:p/>
            </draw:polygon>
            <draw:polygon draw:style-name="gr2" draw:layer="layout" svg:width="3.016cm" svg:height="2.194cm" svg:x="11.827cm" svg:y="14.285cm" svg:viewBox="0 0 3017 2195" draw:points="0,2195 3017,2195 3017,0 0,0">
              <text:p/>
            </draw:polygon>
          </draw:g>
        </draw:g>
        <draw:g>
          <draw:g>
            <draw:polygon draw:style-name="gr36" draw:layer="layout" svg:width="2.381cm" svg:height="0.556cm" svg:x="12.144cm" svg:y="14.523cm" svg:viewBox="0 0 2382 557" draw:points="0,557 2382,557 2382,0 0,0">
              <text:p/>
            </draw:polygon>
            <draw:polygon draw:style-name="gr2" draw:layer="layout" svg:width="2.381cm" svg:height="0.556cm" svg:x="12.144cm" svg:y="14.523cm" svg:viewBox="0 0 2382 557" draw:points="0,557 2382,557 2382,0 0,0">
              <text:p/>
            </draw:polygon>
          </draw:g>
          <draw:frame draw:style-name="gr22" draw:layer="layout" svg:width="2.381cm" svg:height="0.698cm" svg:x="12.144cm" svg:y="14.452cm">
            <draw:text-box>
              <text:p text:style-name="P4"><text:span text:style-name="T1">SLURMD</text:span></text:p>
            </draw:text-box>
          </draw:frame>
        </draw:g>
        <draw:line draw:style-name="gr37" draw:layer="layout" svg:x1="4.537cm" svg:y1="11.473cm" svg:x2="1.012cm" svg:y2="17.928cm">
          <text:p/>
        </draw:line>
        <draw:line draw:style-name="gr38" draw:layer="layout" svg:x1="11.615cm" svg:y1="11.381cm" svg:x2="15.166cm" svg:y2="17.922cm">
          <text:p/>
        </draw:line>
        <draw:g>
          <draw:g>
            <draw:polygon draw:style-name="gr39" draw:layer="layout" svg:width="6.668cm" svg:height="5.08cm" svg:x="1.191cm" svg:y="18.225cm" svg:viewBox="0 0 6669 5081" draw:points="0,5081 6669,5081 6669,0 0,0">
              <text:p/>
            </draw:polygon>
            <draw:polygon draw:style-name="gr2" draw:layer="layout" svg:width="6.668cm" svg:height="5.08cm" svg:x="1.191cm" svg:y="18.225cm" svg:viewBox="0 0 6669 5081" draw:points="0,5081 6669,5081 6669,0 0,0">
              <text:p/>
            </draw:polygon>
          </draw:g>
          <draw:frame draw:style-name="gr40" draw:layer="layout" svg:width="6.668cm" svg:height="5.08cm" svg:x="1.191cm" svg:y="18.225cm">
            <draw:text-box>
              <text:p text:style-name="P4"><text:span text:style-name="T7">text</text:span></text:p>
            </draw:text-box>
          </draw:frame>
        </draw:g>
        <draw:g>
          <draw:g>
            <draw:polygon draw:style-name="gr41" draw:layer="layout" svg:width="6.066cm" svg:height="0.652cm" svg:x="1.491cm" svg:y="18.525cm" svg:viewBox="0 0 6067 653" draw:points="0,653 6067,653 6067,0 0,0">
              <text:p/>
            </draw:polygon>
            <draw:polygon draw:style-name="gr2" draw:layer="layout" svg:width="6.066cm" svg:height="0.652cm" svg:x="1.491cm" svg:y="18.525cm" svg:viewBox="0 0 6067 653" draw:points="0,653 6067,653 6067,0 0,0">
              <text:p/>
            </draw:polygon>
          </draw:g>
          <draw:frame draw:style-name="gr42" draw:layer="layout" svg:width="6.066cm" svg:height="0.698cm" svg:x="1.491cm" svg:y="18.50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43" draw:layer="layout" svg:width="6.066cm" svg:height="0.652cm" svg:x="1.491cm" svg:y="19.177cm" svg:viewBox="0 0 6067 653" draw:points="0,653 6067,653 6067,0 0,0">
              <text:p/>
            </draw:polygon>
            <draw:polygon draw:style-name="gr2" draw:layer="layout" svg:width="6.066cm" svg:height="0.652cm" svg:x="1.491cm" svg:y="19.177cm" svg:viewBox="0 0 6067 653" draw:points="0,653 6067,653 6067,0 0,0">
              <text:p/>
            </draw:polygon>
          </draw:g>
          <draw:frame draw:style-name="gr42" draw:layer="layout" svg:width="6.066cm" svg:height="0.698cm" svg:x="1.491cm" svg:y="19.154cm">
            <draw:text-box>
              <text:p text:style-name="P4"><text:span text:style-name="T8">SLURMSTEPD</text:span></text:p>
            </draw:text-box>
          </draw:frame>
        </draw:g>
        <draw:g>
          <draw:g>
            <draw:polygon draw:style-name="gr44" draw:layer="layout" svg:width="2.858cm" svg:height="2.858cm" svg:x="1.525cm" svg:y="20.13cm" svg:viewBox="0 0 2859 2859" draw:points="0,2859 2859,2859 2859,0 0,0">
              <text:p/>
            </draw:polygon>
            <draw:polygon draw:style-name="gr2" draw:layer="layout" svg:width="2.858cm" svg:height="2.858cm" svg:x="1.525cm" svg:y="20.13cm" svg:viewBox="0 0 2859 2859" draw:points="0,2859 2859,2859 2859,0 0,0">
              <text:p/>
            </draw:polygon>
          </draw:g>
          <draw:frame draw:style-name="gr45" draw:layer="layout" svg:width="2.858cm" svg:height="2.858cm" svg:x="1.525cm" svg:y="20.13cm">
            <draw:text-box>
              <text:p text:style-name="P4"><text:span text:style-name="T3">Rank 0</text:span></text:p>
            </draw:text-box>
          </draw:frame>
        </draw:g>
        <draw:g>
          <draw:g>
            <draw:polygon draw:style-name="gr46" draw:layer="layout" svg:width="2.858cm" svg:height="2.858cm" svg:x="4.683cm" svg:y="20.13cm" svg:viewBox="0 0 2859 2859" draw:points="0,2859 2859,2859 2859,0 0,0">
              <text:p/>
            </draw:polygon>
            <draw:polygon draw:style-name="gr2" draw:layer="layout" svg:width="2.858cm" svg:height="2.858cm" svg:x="4.683cm" svg:y="20.13cm" svg:viewBox="0 0 2859 2859" draw:points="0,2859 2859,2859 2859,0 0,0">
              <text:p/>
            </draw:polygon>
          </draw:g>
          <draw:frame draw:style-name="gr45" draw:layer="layout" svg:width="2.858cm" svg:height="2.858cm" svg:x="4.683cm" svg:y="20.13cm">
            <draw:text-box>
              <text:p text:style-name="P4"><text:span text:style-name="T3">Rank 1</text:span></text:p>
            </draw:text-box>
          </draw:frame>
        </draw:g>
        <draw:g>
          <draw:g>
            <draw:polygon draw:style-name="gr47" draw:layer="layout" svg:width="6.668cm" svg:height="5.08cm" svg:x="8.334cm" svg:y="18.225cm" svg:viewBox="0 0 6669 5081" draw:points="0,5081 6669,5081 6669,0 0,0">
              <text:p/>
            </draw:polygon>
            <draw:polygon draw:style-name="gr2" draw:layer="layout" svg:width="6.668cm" svg:height="5.08cm" svg:x="8.334cm" svg:y="18.225cm" svg:viewBox="0 0 6669 5081" draw:points="0,5081 6669,5081 6669,0 0,0">
              <text:p/>
            </draw:polygon>
          </draw:g>
          <draw:frame draw:style-name="gr40" draw:layer="layout" svg:width="6.668cm" svg:height="5.08cm" svg:x="8.334cm" svg:y="18.225cm">
            <draw:text-box>
              <text:p text:style-name="P4"><text:span text:style-name="T7">text</text:span></text:p>
            </draw:text-box>
          </draw:frame>
        </draw:g>
        <draw:g>
          <draw:g>
            <draw:polygon draw:style-name="gr48" draw:layer="layout" svg:width="6.066cm" svg:height="0.652cm" svg:x="8.635cm" svg:y="18.525cm" svg:viewBox="0 0 6067 653" draw:points="0,653 6067,653 6067,0 0,0">
              <text:p/>
            </draw:polygon>
            <draw:polygon draw:style-name="gr2" draw:layer="layout" svg:width="6.066cm" svg:height="0.652cm" svg:x="8.635cm" svg:y="18.525cm" svg:viewBox="0 0 6067 653" draw:points="0,653 6067,653 6067,0 0,0">
              <text:p/>
            </draw:polygon>
          </draw:g>
          <draw:frame draw:style-name="gr42" draw:layer="layout" svg:width="6.066cm" svg:height="0.698cm" svg:x="8.635cm" svg:y="18.50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49" draw:layer="layout" svg:width="6.066cm" svg:height="0.652cm" svg:x="8.635cm" svg:y="19.169cm" svg:viewBox="0 0 6067 653" draw:points="0,653 6067,653 6067,0 0,0">
              <text:p/>
            </draw:polygon>
            <draw:polygon draw:style-name="gr2" draw:layer="layout" svg:width="6.066cm" svg:height="0.652cm" svg:x="8.635cm" svg:y="19.169cm" svg:viewBox="0 0 6067 653" draw:points="0,653 6067,653 6067,0 0,0">
              <text:p/>
            </draw:polygon>
          </draw:g>
          <draw:frame draw:style-name="gr42" draw:layer="layout" svg:width="6.066cm" svg:height="0.698cm" svg:x="8.635cm" svg:y="19.146cm">
            <draw:text-box>
              <text:p text:style-name="P4"><text:span text:style-name="T8">SLURMSTEPD</text:span></text:p>
            </draw:text-box>
          </draw:frame>
        </draw:g>
        <draw:g>
          <draw:g>
            <draw:polygon draw:style-name="gr50" draw:layer="layout" svg:width="2.858cm" svg:height="2.858cm" svg:x="8.669cm" svg:y="20.13cm" svg:viewBox="0 0 2859 2859" draw:points="0,2859 2859,2859 2859,0 0,0">
              <text:p/>
            </draw:polygon>
            <draw:polygon draw:style-name="gr2" draw:layer="layout" svg:width="2.858cm" svg:height="2.858cm" svg:x="8.669cm" svg:y="20.13cm" svg:viewBox="0 0 2859 2859" draw:points="0,2859 2859,2859 2859,0 0,0">
              <text:p/>
            </draw:polygon>
          </draw:g>
          <draw:frame draw:style-name="gr45" draw:layer="layout" svg:width="2.858cm" svg:height="2.858cm" svg:x="8.669cm" svg:y="20.13cm">
            <draw:text-box>
              <text:p text:style-name="P4"><text:span text:style-name="T3">Rank 2</text:span></text:p>
            </draw:text-box>
          </draw:frame>
        </draw:g>
        <draw:g>
          <draw:g>
            <draw:polygon draw:style-name="gr51" draw:layer="layout" svg:width="2.858cm" svg:height="2.858cm" svg:x="11.827cm" svg:y="20.13cm" svg:viewBox="0 0 2859 2859" draw:points="0,2859 2859,2859 2859,0 0,0">
              <text:p/>
            </draw:polygon>
            <draw:polygon draw:style-name="gr2" draw:layer="layout" svg:width="2.858cm" svg:height="2.858cm" svg:x="11.827cm" svg:y="20.13cm" svg:viewBox="0 0 2859 2859" draw:points="0,2859 2859,2859 2859,0 0,0">
              <text:p/>
            </draw:polygon>
          </draw:g>
          <draw:frame draw:style-name="gr45" draw:layer="layout" svg:width="2.858cm" svg:height="2.858cm" svg:x="11.827cm" svg:y="20.13cm">
            <draw:text-box>
              <text:p text:style-name="P4"><text:span text:style-name="T3">Rank 3</text:span></text:p>
            </draw:text-box>
          </draw:frame>
        </draw:g>
        <draw:g>
          <draw:g>
            <draw:polygon draw:style-name="gr52" draw:layer="layout" svg:width="1.877cm" svg:height="0.318cm" svg:x="1.984cm" svg:y="20.328cm" svg:viewBox="0 0 1878 319" draw:points="0,319 1878,319 1878,0 0,0">
              <text:p/>
            </draw:polygon>
            <draw:polygon draw:style-name="gr2" draw:layer="layout" svg:width="1.877cm" svg:height="0.318cm" svg:x="1.984cm" svg:y="20.328cm" svg:viewBox="0 0 1878 319" draw:points="0,319 1878,319 1878,0 0,0">
              <text:p/>
            </draw:polygon>
          </draw:g>
          <draw:frame draw:style-name="gr53" draw:layer="layout" svg:width="1.877cm" svg:height="0.698cm" svg:x="1.984cm" svg:y="20.13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4" draw:layer="layout" svg:width="1.877cm" svg:height="0.318cm" svg:x="5.173cm" svg:y="20.368cm" svg:viewBox="0 0 1878 319" draw:points="0,319 1878,319 1878,0 0,0">
              <text:p/>
            </draw:polygon>
            <draw:polygon draw:style-name="gr2" draw:layer="layout" svg:width="1.877cm" svg:height="0.318cm" svg:x="5.173cm" svg:y="20.368cm" svg:viewBox="0 0 1878 319" draw:points="0,319 1878,319 1878,0 0,0">
              <text:p/>
            </draw:polygon>
          </draw:g>
          <draw:frame draw:style-name="gr53" draw:layer="layout" svg:width="1.877cm" svg:height="0.698cm" svg:x="5.173cm" svg:y="20.17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5" draw:layer="layout" svg:width="1.877cm" svg:height="0.318cm" svg:x="9.159cm" svg:y="20.368cm" svg:viewBox="0 0 1878 319" draw:points="0,319 1878,319 1878,0 0,0">
              <text:p/>
            </draw:polygon>
            <draw:polygon draw:style-name="gr2" draw:layer="layout" svg:width="1.877cm" svg:height="0.318cm" svg:x="9.159cm" svg:y="20.368cm" svg:viewBox="0 0 1878 319" draw:points="0,319 1878,319 1878,0 0,0">
              <text:p/>
            </draw:polygon>
          </draw:g>
          <draw:frame draw:style-name="gr53" draw:layer="layout" svg:width="1.877cm" svg:height="0.698cm" svg:x="9.159cm" svg:y="20.17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6" draw:layer="layout" svg:width="1.877cm" svg:height="0.318cm" svg:x="12.317cm" svg:y="20.368cm" svg:viewBox="0 0 1878 319" draw:points="0,319 1878,319 1878,0 0,0">
              <text:p/>
            </draw:polygon>
            <draw:polygon draw:style-name="gr2" draw:layer="layout" svg:width="1.877cm" svg:height="0.318cm" svg:x="12.317cm" svg:y="20.368cm" svg:viewBox="0 0 1878 319" draw:points="0,319 1878,319 1878,0 0,0">
              <text:p/>
            </draw:polygon>
          </draw:g>
          <draw:frame draw:style-name="gr53" draw:layer="layout" svg:width="1.877cm" svg:height="0.698cm" svg:x="12.317cm" svg:y="20.178cm">
            <draw:text-box>
              <text:p text:style-name="P4"><text:span text:style-name="T8">PMI</text:span></text:p>
            </draw:text-box>
          </draw:frame>
        </draw:g>
        <draw:g>
          <draw:polygon draw:style-name="gr57" draw:layer="layout" svg:width="0.339cm" svg:height="0.499cm" svg:x="2.757cm" svg:y="19.829cm" svg:viewBox="0 0 340 500" draw:points="83,415 0,414 166,500 336,419 251,417 257,84 340,85 174,0 4,81 89,82">
            <text:p/>
          </draw:polygon>
          <draw:polygon draw:style-name="gr2" draw:layer="layout" svg:width="0.339cm" svg:height="0.499cm" svg:x="2.757cm" svg:y="19.829cm" svg:viewBox="0 0 340 500" draw:points="83,415 0,414 166,500 336,419 251,417 257,84 340,85 174,0 4,81 89,82">
            <text:p/>
          </draw:polygon>
        </draw:g>
        <draw:g>
          <draw:polygon draw:style-name="gr58" draw:layer="layout" svg:width="0.339cm" svg:height="0.539cm" svg:x="5.939cm" svg:y="19.829cm" svg:viewBox="0 0 340 540" draw:points="89,458 4,459 173,540 340,455 257,456 251,82 336,81 167,0 0,85 83,84">
            <text:p/>
          </draw:polygon>
          <draw:polygon draw:style-name="gr2" draw:layer="layout" svg:width="0.339cm" svg:height="0.539cm" svg:x="5.939cm" svg:y="19.829cm" svg:viewBox="0 0 340 540" draw:points="89,458 4,459 173,540 340,455 257,456 251,82 336,81 167,0 0,85 83,84">
            <text:p/>
          </draw:polygon>
        </draw:g>
        <draw:g>
          <draw:polygon draw:style-name="gr59" draw:layer="layout" svg:width="0.337cm" svg:height="0.547cm" svg:x="9.927cm" svg:y="19.82cm" svg:viewBox="0 0 338 548" draw:points="86,465 2,465 170,548 338,463 254,464 251,82 336,82 167,0 0,84 83,84">
            <text:p/>
          </draw:polygon>
          <draw:polygon draw:style-name="gr2" draw:layer="layout" svg:width="0.337cm" svg:height="0.547cm" svg:x="9.927cm" svg:y="19.82cm" svg:viewBox="0 0 338 548" draw:points="86,465 2,465 170,548 338,463 254,464 251,82 336,82 167,0 0,84 83,84">
            <text:p/>
          </draw:polygon>
        </draw:g>
        <draw:g>
          <draw:polygon draw:style-name="gr60" draw:layer="layout" svg:width="0.339cm" svg:height="0.547cm" svg:x="13.083cm" svg:y="19.82cm" svg:viewBox="0 0 340 548" draw:points="89,465 4,466 173,548 340,462 257,463 251,82 336,81 167,0 0,85 83,84">
            <text:p/>
          </draw:polygon>
          <draw:polygon draw:style-name="gr2" draw:layer="layout" svg:width="0.339cm" svg:height="0.547cm" svg:x="13.083cm" svg:y="19.82cm" svg:viewBox="0 0 340 548" draw:points="89,465 4,466 173,548 340,462 257,463 251,82 336,81 167,0 0,85 83,84">
            <text:p/>
          </draw:polygon>
        </draw:g>
        <draw:g>
          <draw:g>
            <draw:polygon draw:style-name="gr61" draw:layer="layout" svg:width="2.54cm" svg:height="0.476cm" svg:x="1.667cm" svg:y="22.352cm" svg:viewBox="0 0 2541 477" draw:points="0,477 2541,477 2541,0 0,0">
              <text:p/>
            </draw:polygon>
            <draw:polygon draw:style-name="gr2" draw:layer="layout" svg:width="2.54cm" svg:height="0.476cm" svg:x="1.667cm" svg:y="22.352cm" svg:viewBox="0 0 2541 477" draw:points="0,477 2541,477 2541,0 0,0">
              <text:p/>
            </draw:polygon>
          </draw:g>
          <draw:frame draw:style-name="gr62" draw:layer="layout" svg:width="2.54cm" svg:height="0.698cm" svg:x="1.667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3" draw:layer="layout" svg:width="2.54cm" svg:height="0.476cm" svg:x="4.842cm" svg:y="22.352cm" svg:viewBox="0 0 2541 477" draw:points="0,477 2541,477 2541,0 0,0">
              <text:p/>
            </draw:polygon>
            <draw:polygon draw:style-name="gr2" draw:layer="layout" svg:width="2.54cm" svg:height="0.476cm" svg:x="4.842cm" svg:y="22.352cm" svg:viewBox="0 0 2541 477" draw:points="0,477 2541,477 2541,0 0,0">
              <text:p/>
            </draw:polygon>
          </draw:g>
          <draw:frame draw:style-name="gr62" draw:layer="layout" svg:width="2.54cm" svg:height="0.698cm" svg:x="4.842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4" draw:layer="layout" svg:width="2.54cm" svg:height="0.476cm" svg:x="8.81cm" svg:y="22.352cm" svg:viewBox="0 0 2541 477" draw:points="0,477 2541,477 2541,0 0,0">
              <text:p/>
            </draw:polygon>
            <draw:polygon draw:style-name="gr2" draw:layer="layout" svg:width="2.54cm" svg:height="0.476cm" svg:x="8.81cm" svg:y="22.352cm" svg:viewBox="0 0 2541 477" draw:points="0,477 2541,477 2541,0 0,0">
              <text:p/>
            </draw:polygon>
          </draw:g>
          <draw:frame draw:style-name="gr62" draw:layer="layout" svg:width="2.54cm" svg:height="0.698cm" svg:x="8.81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5" draw:layer="layout" svg:width="2.54cm" svg:height="0.476cm" svg:x="11.985cm" svg:y="22.352cm" svg:viewBox="0 0 2541 477" draw:points="0,477 2541,477 2541,0 0,0">
              <text:p/>
            </draw:polygon>
            <draw:polygon draw:style-name="gr2" draw:layer="layout" svg:width="2.54cm" svg:height="0.476cm" svg:x="11.985cm" svg:y="22.352cm" svg:viewBox="0 0 2541 477" draw:points="0,477 2541,477 2541,0 0,0">
              <text:p/>
            </draw:polygon>
          </draw:g>
          <draw:frame draw:style-name="gr62" draw:layer="layout" svg:width="2.54cm" svg:height="0.698cm" svg:x="11.985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6" draw:layer="layout" svg:width="12.7cm" svg:height="1.389cm" svg:x="1.68cm" svg:y="8.202cm" svg:viewBox="0 0 12701 1390" draw:points="0,1390 12701,1390 12701,0 0,0">
              <text:p/>
            </draw:polygon>
            <draw:polygon draw:style-name="gr2" draw:layer="layout" svg:width="12.7cm" svg:height="1.389cm" svg:x="1.68cm" svg:y="8.202cm" svg:viewBox="0 0 12701 1390" draw:points="0,1390 12701,1390 12701,0 0,0">
              <text:p/>
            </draw:polygon>
          </draw:g>
          <draw:frame draw:style-name="gr67" draw:text-style-name="P4" draw:layer="layout" svg:width="12.7cm" svg:height="1.389cm" svg:x="1.68cm" svg:y="8.202cm">
            <draw:text-box>
              <text:p text:style-name="P4"><text:span text:style-name="T3">iRTSched</text:span></text:p>
            </draw:text-box>
          </draw:frame>
        </draw:g>
        <draw:g>
          <draw:g>
            <draw:polygon draw:style-name="gr68" draw:layer="layout" svg:width="2.064cm" svg:height="2.461cm" svg:x="10.168cm" svg:y="5.741cm" svg:viewBox="0 0 2065 2462" draw:points="515,0 515,1946 0,1946 1032,2462 2065,1946 1548,1946 1548,0">
              <text:p/>
            </draw:polygon>
            <draw:polyline draw:style-name="gr2" draw:layer="layout" svg:width="2.064cm" svg:height="2.461cm" svg:x="10.168cm" svg:y="5.741cm" svg:viewBox="0 0 2065 2462" draw:points="515,0 515,1946 0,1946 1032,2462 2065,1946 1548,1946 1548,0">
              <text:p/>
            </draw:polyline>
          </draw:g>
          <draw:frame draw:style-name="gr69" draw:layer="layout" svg:width="2.381cm" svg:height="2.064cm" draw:transform="rotate (1.5707963267949) translate (10.168cm 8.202cm)">
            <draw:text-box>
              <text:p/>
            </draw:text-box>
          </draw:frame>
        </draw:g>
        <draw:g>
          <draw:polyline draw:style-name="gr2" draw:layer="layout" svg:width="2.064cm" svg:height="2.381cm" svg:x="10.168cm" svg:y="5.821cm" svg:viewBox="0 0 2065 2382" draw:points="515,0 515,1866 0,1866 1032,2382 2065,1866 1548,1866 1548,0 1548,0">
            <text:p/>
          </draw:polyline>
          <draw:frame draw:style-name="gr69" draw:layer="layout" svg:width="2.381cm" svg:height="2.064cm" draw:transform="rotate (1.5707963267949) translate (10.168cm 8.202cm)">
            <draw:text-box>
              <text:p/>
            </draw:text-box>
          </draw:frame>
        </draw:g>
        <draw:frame draw:style-name="gr70" draw:text-style-name="P1" draw:layer="layout" svg:width="2.381cm" svg:height="1.41cm" draw:transform="rotate (-1.5707963267949) translate (11.962cm 5.821cm)">
          <draw:text-box>
            <text:p text:style-name="P1"><text:span text:style-name="T1">Mapped Jobs</text:span></text:p>
          </draw:text-box>
        </draw:frame>
        <draw:line draw:style-name="gr71" draw:layer="layout" svg:x1="1.787cm" svg:y1="9.552cm" svg:x2="0.932cm" svg:y2="11.057cm">
          <text:p/>
        </draw:line>
        <draw:line draw:style-name="gr72" draw:layer="layout" svg:x1="14.337cm" svg:y1="9.491cm" svg:x2="15.291cm" svg:y2="11.107cm">
          <text:p/>
        </draw:line>
        <draw:g>
          <draw:g>
            <draw:polygon draw:style-name="gr73" draw:layer="layout" svg:width="2.143cm" svg:height="2.508cm" svg:x="2.577cm" svg:y="5.741cm" svg:viewBox="0 0 2144 2509" draw:points="535,1973 0,1973 1071,2509 2144,1973 1608,1973 1608,535 2144,535 1071,0 0,535 535,535">
              <text:p/>
            </draw:polygon>
            <draw:polygon draw:style-name="gr2" draw:layer="layout" svg:width="2.143cm" svg:height="2.508cm" svg:x="2.577cm" svg:y="5.741cm" svg:viewBox="0 0 2144 2509" draw:points="535,1973 0,1973 1071,2509 2144,1973 1608,1973 1608,535 2144,535 1071,0 0,535 535,535">
              <text:p/>
            </draw:polygon>
          </draw:g>
          <draw:frame draw:style-name="gr74" draw:text-style-name="P2" draw:layer="layout" svg:width="2.508cm" svg:height="2.143cm" draw:transform="rotate (1.5707963267949) translate (2.577cm 8.25cm)">
            <draw:text-box>
              <text:p text:style-name="P1"><text:span text:style-name="T8">Information &amp; Control</text:span></text:p>
            </draw:text-box>
          </draw:frame>
        </draw:g>
        <draw:g>
          <draw:g>
            <draw:polygon draw:style-name="gr1" draw:layer="layout" svg:width="1.804cm" svg:height="2.539cm" svg:x="12.8cm" svg:y="5.715cm" svg:viewBox="0 0 1805 2540" draw:points="1353,2540 1353,555 1805,555 903,0 0,555 450,555 450,2540">
              <text:p/>
            </draw:polygon>
            <draw:polyline draw:style-name="gr2" draw:layer="layout" svg:width="1.804cm" svg:height="2.539cm" svg:x="12.8cm" svg:y="5.715cm" svg:viewBox="0 0 1805 2540" draw:points="1353,2540 1353,555 1805,555 903,0 0,555 450,555 450,2540">
              <text:p/>
            </draw:polyline>
          </draw:g>
          <draw:frame draw:style-name="gr75" draw:layer="layout" svg:width="2.46cm" svg:height="1.804cm" draw:transform="rotate (1.5707963267949) translate (12.8cm 8.175cm)">
            <draw:text-box>
              <text:p/>
            </draw:text-box>
          </draw:frame>
        </draw:g>
        <draw:g>
          <draw:polyline draw:style-name="gr2" draw:layer="layout" svg:width="1.777cm" svg:height="2.461cm" svg:x="12.827cm" svg:y="5.741cm" svg:viewBox="0 0 1778 2462" draw:points="1333,2462 1333,555 1778,555 889,0 0,555 444,555 444,2462 444,2462">
            <text:p/>
          </draw:polyline>
          <draw:frame draw:style-name="gr76" draw:layer="layout" svg:width="2.461cm" svg:height="1.777cm" draw:transform="rotate (1.5707963267949) translate (12.827cm 8.202cm)">
            <draw:text-box>
              <text:p/>
            </draw:text-box>
          </draw:frame>
        </draw:g>
        <draw:frame draw:style-name="gr77" draw:text-style-name="P1" draw:layer="layout" svg:width="2.461cm" svg:height="1.27cm" draw:transform="rotate (1.5707963267949) translate (13.081cm 8.241cm)">
          <draw:text-box>
            <text:p text:style-name="P1"><text:span text:style-name="T1">Feedback</text:span></text:p>
            <text:p text:style-name="P1"><text:span text:style-name="T1">Repo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radial" draw:cx="100%" draw:cy="100%" draw:start-color="#724e4e" draw:end-color="#000000" draw:start-intensity="100%" draw:end-intensity="100%" draw:border="0%"/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" draw:display-name="Gradient_2" draw:style="radial" draw:cx="100%" draw:cy="100%" draw:start-color="#724e4e" draw:end-color="#000000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45" draw:display-name="Gradient_45" draw:style="radial" draw:cx="100%" draw:cy="100%" draw:start-color="#74b7cd" draw:end-color="#8ec5d7" draw:start-intensity="100%" draw:end-intensity="100%" draw:border="0%"/>
    <draw:gradient draw:name="Gradient_5f_46" draw:display-name="Gradient_46" draw:style="radial" draw:cx="100%" draw:cy="100%" draw:start-color="#26417e" draw:end-color="#525056" draw:start-intensity="100%" draw:end-intensity="100%" draw:border="0%"/>
    <draw:gradient draw:name="Gradient_5f_47" draw:display-name="Gradient_47" draw:style="radial" draw:cx="100%" draw:cy="100%" draw:start-color="#26417e" draw:end-color="#525056" draw:start-intensity="100%" draw:end-intensity="100%" draw:border="0%"/>
    <draw:gradient draw:name="Gradient_5f_48" draw:display-name="Gradient_48" draw:style="radial" draw:cx="100%" draw:cy="100%" draw:start-color="#cab86f" draw:end-color="#8ec5d7" draw:start-intensity="100%" draw:end-intensity="100%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6" draw:display-name="Gradient_6" draw:style="radial" draw:cx="100%" draw:cy="100%" draw:start-color="#26417e" draw:end-color="#525056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" draw:display-name="Transparency_1" draw:style="radial" draw:cx="100%" draw:cy="100%" draw:start="90%" draw:end="9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" draw:display-name="Transparency_2" draw:style="radial" draw:cx="100%" draw:cy="100%" draw:start="90%" draw:end="90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45" draw:display-name="Transparency_45" draw:style="radial" draw:cx="100%" draw:cy="100%" draw:start="65%" draw:end="65%" draw:border="0%"/>
    <draw:opacity draw:name="Transparency_5f_46" draw:display-name="Transparency_46" draw:style="radial" draw:cx="100%" draw:cy="100%" draw:start="90%" draw:end="90%" draw:border="0%"/>
    <draw:opacity draw:name="Transparency_5f_47" draw:display-name="Transparency_47" draw:style="radial" draw:cx="100%" draw:cy="100%" draw:start="90%" draw:end="90%" draw:border="0%"/>
    <draw:opacity draw:name="Transparency_5f_48" draw:display-name="Transparency_48" draw:style="radial" draw:cx="100%" draw:cy="100%" draw:start="65%" draw:end="65%" draw:border="0%"/>
    <draw:opacity draw:name="Transparency_5f_5" draw:display-name="Transparency_5" draw:style="radial" draw:cx="100%" draw:cy="100%" draw:start="65%" draw:end="65%" draw:border="0%"/>
    <draw:opacity draw:name="Transparency_5f_6" draw:display-name="Transparency_6" draw:style="radial" draw:cx="100%" draw:cy="100%" draw:start="80%" draw:end="80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8cm" fo:margin-right="0cm" fo:page-width="16.138cm" fo:page-height="24.2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8T00:26:16.280449357</dc:date>
    <meta:generator>LibreOffice/4.2.8.2$Linux_X86_64 LibreOffice_project/420m0$Build-2</meta:generator>
    <meta:editing-duration>PT20M41S</meta:editing-duration>
    <meta:editing-cycles>6</meta:editing-cycles>
    <meta:document-statistic meta:object-count="255"/>
  </office:meta>
</office:document-meta>
</file>